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bブラウザベースの教育向けプログラミング環境の構築</text:p>
      <text:p text:style-name="Standard"/>
      <text:p text:style-name="Standard">序論</text:p>
      <text:p text:style-name="Standard">背景</text:p>
      <text:p text:style-name="Standard">問題</text:p>
      <text:p text:style-name="Standard">目的</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メモ１　～プログラミングを学習するための環境について＆新規言語を学習するための環境について～</text:p>
      <text:p text:style-name="Standard"/>
      <text:p text:style-name="Standard">背景</text:p>
      <text:p text:style-name="Standard">・従来は、ユーザは、新規言語を学習する際、Webや書籍で独学で学習したり、学校や通信教育を受けることでその言語を学習してきた。</text:p>
      <text:p text:style-name="Standard">・多種多様な新規言語が開発され、リリースされている。それら言語を使ってコーディングするには新たな事前知識や環境作りが必要。</text:p>
      <text:p text:style-name="Standard"/>
      <text:p text:style-name="Standard">問題</text:p>
      <text:p text:style-name="Standard">・まず初めに、多種多様な新規言語が日々開発・リリースされていく中で、それら言語のコーディングを行うための学習方法として、</text:p>
      <text:p text:style-name="Standard">　・Webや書籍等から独学で学ぶ</text:p>
      <text:p text:style-name="Standard">　・学校や通信教育等で受講する</text:p>
      <text:p text:style-name="Standard">と言ったものが挙げられる。</text:p>
      <text:p text:style-name="Standard">プログラミングは最適なコーディングパターンというのは個人レベルでは判定しにくく(少なくとも数人の言語精通者が必要)、独学では最適なコードレビューが行うことが出来ない。近年ではデザインパターンや開発モデルといったものが提案されているが、新規言語ではそういった支援技術がサポートされていないことがほとんどである。また、近年では一つのプログラムをチームで開発する場合が増えてきており、そのような共同開発向けの教育も必要となるが、上記の例では学校などの施設に通っていないとそのような教育は受けることが出来ない。</text:p>
      <text:p text:style-name="Standard">　→従って、複数の人数が互いのコードレビューや共同開発を行えるような環境が必要</text:p>
      <text:p text:style-name="Standard"/>
      <text:p text:style-name="Standard">・次に、新規言語等の未知の言語でコーディングを行う際には、ユーザーは、その言語に見合った環境を構築せねばならない。例えば、○○では××の環境の構築が必要であったり、△△では□□の知識が前提となるなど、ユーザーは、未知の言語は「手を出しにくいもの」と感じてしまう事が多い。</text:p>
      <text:p text:style-name="Standard">　→上記の理由から、ユーザーの環境や事前知識に依存しないようなプログラミング環境が必要である。現在では、DARTやWaterbear…等といったWEBブラウザベースのプログラミング環境は様々なものが提供されている。ただ、教育用のものは少なく、また、それらは新しい言語対応のものというよりは、既存の言語対応のものが多い。</text:p>
      <text:p text:style-name="Standard"/>
      <text:p text:style-name="Standard">目的・提案</text:p>
      <text:p text:style-name="Standard">　私は教育向けのWEBブラウザベースのプログラミング環境が必要であると考える。</text:p>
      <text:p text:style-name="Standard">それは上記の問題を解決するために以下のような要件を満たす。</text:p>
      <text:p text:style-name="Standard">・ユーザ同士が交流、コードレビュー等をすることが可能（twitter, チャット、コード採点機能を持つ）</text:p>
      <text:p text:style-name="Standard"><text:soft-page-break/>・オープンソースであり、Webブラウザ上で動作する</text:p>
      <text:p text:style-name="Standard">・ソースコード管理システムと連動して、共同開発を可能にする(コードの保存や、マージ機能を持つ)</text:p>
      <text:p text:style-name="Standard"/>
      <text:p text:style-name="Standard"/>
      <text:p text:style-name="Standard">メモ２　～プログラミング教育そのものの問題について～</text:p>
      <text:p text:style-name="Standard"/>
      <text:p text:style-name="Standard">背景</text:p>
      <text:p text:style-name="Standard">　・</text:p>
      <text:p text:style-name="Standard"/>
      <text:p text:style-name="Standard">　・</text:p>
      <text:p text:style-name="Standard"/>
      <text:p text:style-name="Standard"/>
      <text:p text:style-name="Standard">問題</text:p>
      <text:p text:style-name="Standard">　・大学におけるプログラミングの講義形式を例に取れば、まず座学でプログラミングの講義を行った後、コーディング実習という形が取られている場合が多い。結果、座学で得た言語の記述や知識を元にコーディングしてコード化することが出来ないといった場合がある。これは、言語の文法や知識を学ぶことと、実際にコーディングしてプログラムを作成することとの間に大きな難易度ギャップが存在することに起因する。←参考論文(S007...tada.pdf)「言語の文法・知識の習得」→「コーディング」の従来の教育のステップに「言語の文法・知識をコード化する」というステップを追加する必要がある。</text:p>
      <text:p text:style-name="Standard">　・教育過程で用いられている言語(BASIC,C,java等)が果たして初学者向けであるのか、それらのチュートリアルプログラムは充実しているかが定かではない。</text:p>
      <text:p text:style-name="Standard">　・</text:p>
      <text:p text:style-name="Standard"/>
      <text:p text:style-name="Standard">目的・提案</text:p>
      <text:p text:style-name="Standard">・教育向けチュートリアルプログラムを作成する。それは以下の要件を満たす</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メモ３　～実装（Aspenの機能拡張方針）～</text:p>
      <text:p text:style-name="Standard"/>
      <text:p text:style-name="Standard">具体的な実装方針</text:p>
      <text:p text:style-name="Standard">・ユーザ同士が交流、コードレビュー等をすることが可能（twitter, チャット、プログラム投稿、コード採点機能を持つ）</text:p>
      <text:p text:style-name="Standard">→</text:p>
      <text:p text:style-name="Standard">・オープンソースであり、Webブラウザ上で動作する</text:p>
      <text:p text:style-name="Standard">→</text:p>
      <text:p text:style-name="Standard">・ソースコード管理システムと連動して、共同開発を可能にする(コードの保存や、マージ機能を持つ)</text:p>
      <text:p text:style-name="Standard">→</text:p>
      <text:p text:style-name="Standard">・教育向けチュートリアルプログラム</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メモ４　～評価について～</text:p>
      <text:p text:style-name="Standard"/>
      <text:p text:style-name="Standard">・既存のWebブラウザベースの教育向けプログラミング環境とのシステム的に違う点について評価する</text:p>
      <text:p text:style-name="Standard">→</text:p>
      <text:p text:style-name="Standard"/>
      <text:p text:style-name="Standard">・チュートリアルプログラムや投稿プログラムの正答率やコードレビュー等で得られた点数等のデータを元に評価する</text:p>
      <text:p text:style-name="Standard">→</text:p>
      <text:p text:style-name="Standard"/>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VL Pゴシック" svg:font-family="'VL Pゴシック'"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VL Pゴシック" style:font-size-asian="12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VL Pゴシック"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gimoto </meta:initial-creator>
    <meta:creation-date>2011-11-22T16:20:37</meta:creation-date>
    <dc:date>2011-11-22T22:37:11</dc:date>
    <dc:creator>sugimoto </dc:creator>
    <meta:editing-duration>PT5H13M51S</meta:editing-duration>
    <meta:editing-cycles>5</meta:editing-cycles>
    <meta:generator>OpenOffice.org/3.3$Unix OpenOffice.org_project/330m20$Build-9567</meta:generator>
    <meta:document-statistic meta:table-count="0" meta:image-count="0" meta:object-count="0" meta:page-count="5" meta:paragraph-count="50" meta:word-count="873" meta:character-count="1830"/>
  </office:meta>
</office:document-meta>
</file>